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383249">
            <text:p>383249</text:p>
          </table:table-cell>
          <table:table-cell office:value-type="float" office:value="7203301">
            <text:p>7203301</text:p>
          </table:table-cell>
          <table:table-cell>
            <draw:frame table:end-cell-address="Sheet1.O50" table:end-x="1.756cm" table:end-y="0.16cm" draw:z-index="0" draw:style-name="gr1" svg:width="27.024cm" svg:height="22.056cm" svg:x="1.829cm" svg:y="0.233cm">
              <draw:object draw:notify-on-update-of-ranges="Sheet1.A1:Sheet1.A8 Sheet1.B1:Sheet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84690">
            <text:p>384690</text:p>
          </table:table-cell>
          <table:table-cell office:value-type="float" office:value="7203300">
            <text:p>7203300</text:p>
          </table:table-cell>
          <table:table-cell/>
        </table:table-row>
        <table:table-row table:style-name="ro1">
          <table:table-cell office:value-type="float" office:value="384690">
            <text:p>384690</text:p>
          </table:table-cell>
          <table:table-cell office:value-type="float" office:value="7203180">
            <text:p>7203180</text:p>
          </table:table-cell>
          <table:table-cell/>
        </table:table-row>
        <table:table-row table:style-name="ro1">
          <table:table-cell office:value-type="float" office:value="387090">
            <text:p>387090</text:p>
          </table:table-cell>
          <table:table-cell office:value-type="float" office:value="7203180">
            <text:p>7203180</text:p>
          </table:table-cell>
          <table:table-cell/>
        </table:table-row>
        <table:table-row table:style-name="ro1">
          <table:table-cell office:value-type="float" office:value="387090">
            <text:p>387090</text:p>
          </table:table-cell>
          <table:table-cell office:value-type="float" office:value="7203060">
            <text:p>7203060</text:p>
          </table:table-cell>
          <table:table-cell/>
        </table:table-row>
        <table:table-row table:style-name="ro1">
          <table:table-cell office:value-type="float" office:value="387210">
            <text:p>387210</text:p>
          </table:table-cell>
          <table:table-cell office:value-type="float" office:value="7202940">
            <text:p>7202940</text:p>
          </table:table-cell>
          <table:table-cell/>
        </table:table-row>
        <table:table-row table:style-name="ro1">
          <table:table-cell office:value-type="float" office:value="383249">
            <text:p>383249</text:p>
          </table:table-cell>
          <table:table-cell office:value-type="float" office:value="7202900">
            <text:p>72029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0">20/06/2009</text:date>, <text:time>14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 Smallshire</meta:initial-creator>
    <meta:creation-date>2009-06-18T22:09:22</meta:creation-date>
    <dc:creator>Robert Smallshire</dc:creator>
    <dc:date>2009-06-20T14:47:57</dc:date>
    <meta:printed-by>Robert Smallshire</meta:printed-by>
    <meta:print-date>2009-06-18T23:16:38</meta:print-date>
    <meta:editing-cycles>1</meta:editing-cycles>
    <meta:editing-duration>P1DT15H38M14S</meta:editing-duration>
    <meta:user-defined meta:name="Info 1"/>
    <meta:user-defined meta:name="Info 2"/>
    <meta:user-defined meta:name="Info 3"/>
    <meta:user-defined meta:name="Info 4"/>
    <meta:document-statistic meta:table-count="3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025cm" svg:height="22.057cm" chart:class="chart:scatter" chart:style-name="ch1">
        <chart:legend chart:legend-position="end" svg:x="24.645cm" svg:y="10.721cm" chart:style-name="ch2"/>
        <chart:plot-area chart:style-name="ch3" table:cell-range-address="Sheet1.A1:Sheet1.B8" svg:x="0.54cm" svg:y="0.441cm" svg:width="23.565cm" svg:height="20.73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383249">
                <text:p>383249</text:p>
              </table:table-cell>
              <table:table-cell office:value-type="float" office:value="7203301">
                <text:p>7203301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84690">
                <text:p>384690</text:p>
              </table:table-cell>
              <table:table-cell office:value-type="float" office:value="7203300">
                <text:p>72033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84690">
                <text:p>384690</text:p>
              </table:table-cell>
              <table:table-cell office:value-type="float" office:value="7203180">
                <text:p>720318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87090">
                <text:p>387090</text:p>
              </table:table-cell>
              <table:table-cell office:value-type="float" office:value="7203180">
                <text:p>720318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387090">
                <text:p>387090</text:p>
              </table:table-cell>
              <table:table-cell office:value-type="float" office:value="7203060">
                <text:p>720306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387210">
                <text:p>387210</text:p>
              </table:table-cell>
              <table:table-cell office:value-type="float" office:value="7202940">
                <text:p>720294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383249">
                <text:p>383249</text:p>
              </table:table-cell>
              <table:table-cell office:value-type="float" office:value="7202900">
                <text:p>720290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